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7c70" officeooo:paragraph-rsid="00027c70"/>
    </style:style>
    <style:style style:name="P2" style:family="paragraph" style:parent-style-name="Text_20_body">
      <style:text-properties officeooo:rsid="00083721" officeooo:paragraph-rsid="00083721"/>
    </style:style>
    <style:style style:name="P3" style:family="paragraph" style:parent-style-name="Text_20_body">
      <style:text-properties officeooo:rsid="00087e6b" officeooo:paragraph-rsid="00087e6b"/>
    </style:style>
    <style:style style:name="P4" style:family="paragraph" style:parent-style-name="Text_20_body">
      <style:text-properties officeooo:rsid="0009dba0" officeooo:paragraph-rsid="0009dba0"/>
    </style:style>
    <style:style style:name="P5" style:family="paragraph" style:parent-style-name="Text_20_body">
      <style:text-properties officeooo:rsid="00064e54" officeooo:paragraph-rsid="00064e54"/>
    </style:style>
    <style:style style:name="P6" style:family="paragraph" style:parent-style-name="Text_20_body">
      <style:text-properties officeooo:rsid="000a2735" officeooo:paragraph-rsid="000a2735"/>
    </style:style>
    <style:style style:name="P7" style:family="paragraph" style:parent-style-name="Text_20_body">
      <style:text-properties officeooo:rsid="000c1708" officeooo:paragraph-rsid="000c1708"/>
    </style:style>
    <style:style style:name="P8" style:family="paragraph" style:parent-style-name="Heading_20_1">
      <style:text-properties officeooo:rsid="00027c70" officeooo:paragraph-rsid="00027c70"/>
    </style:style>
    <style:style style:name="P9" style:family="paragraph" style:parent-style-name="Heading_20_1">
      <style:text-properties officeooo:rsid="00064e54" officeooo:paragraph-rsid="00064e54"/>
    </style:style>
    <style:style style:name="P10" style:family="paragraph" style:parent-style-name="Heading_20_1">
      <style:text-properties officeooo:rsid="00083721" officeooo:paragraph-rsid="00083721"/>
    </style:style>
    <style:style style:name="P11" style:family="paragraph" style:parent-style-name="Heading_20_1">
      <style:text-properties officeooo:rsid="00087e6b" officeooo:paragraph-rsid="00087e6b"/>
    </style:style>
    <style:style style:name="P12" style:family="paragraph" style:parent-style-name="Heading_20_1">
      <style:text-properties officeooo:rsid="0009dba0" officeooo:paragraph-rsid="0009dba0"/>
    </style:style>
    <style:style style:name="P13" style:family="paragraph" style:parent-style-name="Heading_20_1">
      <style:text-properties officeooo:rsid="000a2735" officeooo:paragraph-rsid="000a2735"/>
    </style:style>
    <style:style style:name="P14" style:family="paragraph" style:parent-style-name="Heading_20_1">
      <style:text-properties officeooo:rsid="000c1708" officeooo:paragraph-rsid="000c1708"/>
    </style:style>
    <style:style style:name="P15" style:family="paragraph" style:parent-style-name="Heading_20_1">
      <style:text-properties officeooo:rsid="000e3944" officeooo:paragraph-rsid="000e3944"/>
    </style:style>
    <style:style style:name="P16" style:family="paragraph" style:parent-style-name="Text_20_body">
      <style:text-properties officeooo:rsid="000c1708" officeooo:paragraph-rsid="000c1708"/>
    </style:style>
    <style:style style:name="P17" style:family="paragraph" style:parent-style-name="Text_20_body">
      <style:text-properties officeooo:rsid="000e3944" officeooo:paragraph-rsid="000e3944"/>
    </style:style>
    <style:style style:name="P18" style:family="paragraph" style:parent-style-name="Text_20_body">
      <style:text-properties officeooo:rsid="000f4b54" officeooo:paragraph-rsid="000f4b54"/>
    </style:style>
    <style:style style:name="T1" style:family="text">
      <style:text-properties officeooo:rsid="000f4b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How to avoid inaccuracies when working with floats?</text:h>
      <text:p text:style-name="P1">In computers, calculations with floats are sometimes inaccurate. Best practice when calculating money = calculate in cents instead of dollars.</text:p>
      <text:h text:style-name="P9" text:outline-level="1">back ticks for strings</text:h>
      <text:p text:style-name="P5">Back ticks allow us to use string interpolation and create multi-line strings. Interpolation (in JavaScript, and in programming in general) means inserting values or expressions directly inside a string which is unlike concatenation, simply joining strings using the + operator. What actually happens is: JavaScript evaluates whatever is inside ${ … }, converts the result to a string and injects it into the final output string.</text:p>
      <text:h text:style-name="P10" text:outline-level="1">Purpose of console</text:h>
      <text:p text:style-name="P2">Console is used to try out JavaScript code. We don’t use it to write code for a real website.</text:p>
      <text:h text:style-name="P10" text:outline-level="1">onclick vs script tag</text:h>
      <text:p text:style-name="P2">Script inside the onclick attribute runs after an element is clicked whereas scripts inside the script tag run first when the page is loaded.</text:p>
      <text:h text:style-name="P11" text:outline-level="1">What is a variable?</text:h>
      <text:p text:style-name="P3">Variable = a container</text:p>
      <text:p text:style-name="P3">We can save a value and then use it later.</text:p>
      <text:h text:style-name="P11" text:outline-level="1">Variable naming rules</text:h>
      <text:p text:style-name="P3">1. Can’t use special words. Example: let</text:p>
      <text:p text:style-name="P3">2. Can’t start with a number.</text:p>
      <text:p text:style-name="P3">3. Can’t use special characters except:$,_. Example: let $name, let _name.</text:p>
      <text:h text:style-name="P12" text:outline-level="1">Naming Conventions</text:h>
      <text:p text:style-name="P4">CamelCase: cartQuantity (used in JavaScript)</text:p>
      <text:p text:style-name="P4">PascalCase: CartQuantity</text:p>
      <text:p text:style-name="P4">kebab-case: cart-quantity (used in HTML and naming files)</text:p>
      <text:p text:style-name="P4">snake_case: cart_quantity (used in python)</text:p>
      <text:h text:style-name="P13" text:outline-level="1">Boolean values</text:h>
      <text:p text:style-name="P6">A boolean value represents whether something is true or false.</text:p>
      <text:h text:style-name="P14" text:outline-level="1"><text:soft-page-break/>NaN</text:h>
      <text:p text:style-name="P7">It stands for Not a Number and it’s displayed during a invalid math operation.</text:p>
      <text:h text:style-name="P14" text:outline-level="1">undefined </text:h>
      <text:p text:style-name="P7">When a variable doesn’t have a value, it’s value is set to undefined. Value of a variable without value is automatically set undefined but a variable declared with const needs to be explicitly given undefined value.</text:p>
      <text:h text:style-name="P14" text:outline-level="1">ternary operator</text:h>
      <text:p text:style-name="P7">Syntax: condition ? true : false</text:p>
      <text:p text:style-name="P7">Ternary operator is a short-cut for a simple if...else statement where if the logic of the condition evaluates to true, first statement is executed else second statement is executed.</text:p>
      <text:h text:style-name="P14" text:outline-level="1">Guard operator (&amp;&amp;)</text:h>
      <text:p text:style-name="P7">Guard operator checks whether the left side is truthy/falsy to decide whether the right side should be evaluated. If left side is truthy, right side is executed. It is shortcut for:</text:p>
      <text:p text:style-name="P7">if(condition){</text:p>
      <text:p text:style-name="P7"><text:tab/>do this</text:p>
      <text:p text:style-name="P7">}</text:p>
      <text:h text:style-name="P14" text:outline-level="1">OR operator (||)</text:h>
      <text:p text:style-name="P7">OR operator checks whether the left side is truthy/falsy to decide whether the right side should be evaluated. If left side is falsy, right side is executed. It is shortcut for:</text:p>
      <text:p text:style-name="P7">if(!condition) {</text:p>
      <text:p text:style-name="P7"><text:tab/>do this</text:p>
      <text:p text:style-name="P7">}</text:p>
      <text:h text:style-name="P15" text:outline-level="1">Objects</text:h>
      <text:p text:style-name="P17">It is used to group related values together and allows us to use multiple values together. <text:span text:style-name="T1">Variables that contain objects store references to the objects. It makes the language more efficient. Declaring a variable as ‘const’ when it references an object prevents the change of references but we can mutate the object.</text:span></text:p>
      <text:p text:style-name="P18">JS has a feature called ‘Auto-Boxing’ where it wraps a value into special object which allows us to access properties and methods associated with the object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4:12:36.244901674</meta:creation-date>
    <meta:generator>LibreOffice/24.2.7.2$Linux_X86_64 LibreOffice_project/420$Build-2</meta:generator>
    <dc:date>2025-11-22T14:45:06.142122310</dc:date>
    <meta:editing-duration>PT39M42S</meta:editing-duration>
    <meta:editing-cycles>3</meta:editing-cycles>
    <meta:document-statistic meta:table-count="0" meta:image-count="0" meta:object-count="0" meta:page-count="2" meta:paragraph-count="42" meta:word-count="472" meta:character-count="2884" meta:non-whitespace-character-count="2450"/>
  </office:meta>
</office:document-meta>
</file>